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42cm" fo:margin-left="0.064cm" table:align="left"/>
    </style:style>
    <style:style style:name="Table1.A" style:family="table-column">
      <style:table-column-properties style:column-width="8.731cm"/>
    </style:style>
    <style:style style:name="Table1.B" style:family="table-column">
      <style:table-column-properties style:column-width="8.811cm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start" style:justify-single-word="false"/>
      <style:text-properties fo:font-weight="bold" officeooo:rsid="00081d6b" officeooo:paragraph-rsid="00081d6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normal" officeooo:rsid="00081d6b" officeooo:paragraph-rsid="00081d6b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weight="normal" officeooo:rsid="000bf64a" officeooo:paragraph-rsid="000bf64a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weight="normal" officeooo:rsid="000f8488" officeooo:paragraph-rsid="000f848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weight="bold" officeooo:rsid="000d8feb" officeooo:paragraph-rsid="000d8feb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weight="bold" officeooo:rsid="000953b4" officeooo:paragraph-rsid="000953b4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5pt" fo:font-weight="bold" officeooo:rsid="00081d6b" officeooo:paragraph-rsid="00081d6b" style:font-size-asian="15pt" style:font-weight-asian="bold" style:font-size-complex="15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officeooo:rsid="0010b013" officeooo:paragraph-rsid="0010b013"/>
    </style:style>
    <style:style style:name="P9" style:family="paragraph" style:parent-style-name="Standard">
      <style:paragraph-properties fo:text-align="start" style:justify-single-word="false"/>
      <style:text-properties style:font-name="Arial" fo:font-weight="bold" officeooo:rsid="00081d6b" officeooo:paragraph-rsid="00081d6b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weight="normal" officeooo:rsid="0010b013" officeooo:paragraph-rsid="0010b01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weight="normal" officeooo:rsid="000f8488" officeooo:paragraph-rsid="000f8488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weight="bold" officeooo:rsid="0010b013" officeooo:paragraph-rsid="0010b013" style:font-weight-asian="bold" style:font-weight-complex="bold"/>
    </style:style>
    <style:style style:name="T1" style:family="text">
      <style:text-properties officeooo:rsid="0010b013"/>
    </style:style>
    <style:style style:name="T2" style:family="text">
      <style:text-properties officeooo:rsid="00118b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Line93989578126400">
          <table:table-cell table:style-name="Table1.A1" office:value-type="string">
            <text:p text:style-name="P7">PROJETO</text:p>
          </table:table-cell>
          <table:table-cell table:style-name="Table1.A1" office:value-type="string">
            <text:p text:style-name="P8">Acompanha curso prático do Tiago Matos no Youtube</text:p>
          </table:table-cell>
        </table:table-row>
      </table:table>
      <text:p text:style-name="P1"/>
      <text:p text:style-name="P1"/>
      <text:p text:style-name="P1"/>
      <text:p text:style-name="P9">SOBRE O PROJETO?</text:p>
      <text:p text:style-name="P2">Um sistema desenvolvido <text:span text:style-name="T1">feito com laravel e tailwindcss na criação de um sistema de cadastro de produtos.</text:span></text:p>
      <text:p text:style-name="P2"/>
      <text:p text:style-name="P6"/>
      <text:p text:style-name="P6">PUBLICO – ALVO?</text:p>
      <text:p text:style-name="P10">Alunos que querem aprender a usar o laravel.</text:p>
      <text:p text:style-name="P3"/>
      <text:p text:style-name="P3"/>
      <text:p text:style-name="P2"/>
      <text:p text:style-name="P5">COMO VAI FUNCIONAR?</text:p>
      <text:p text:style-name="P4">O <text:span text:style-name="T1">usuário vai poder cadastrar produto e visualizar.</text:span></text:p>
      <text:p text:style-name="P4"/>
      <text:p text:style-name="P4"/>
      <text:p text:style-name="P4"/>
      <text:p text:style-name="P4"/>
      <text:p text:style-name="P4"/>
      <text:p text:style-name="P4"/>
      <text:p text:style-name="P12">ALTERAÇÕES OU COMENTÁRIOS IMPORTAN<text:span text:style-name="T2">T</text:span>ES</text:p>
      <text:p text:style-name="P12">28/05/202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4T05:33:22.122059374</meta:creation-date>
    <dc:date>2022-05-28T04:48:15.905722894</dc:date>
    <meta:editing-duration>PT13M52S</meta:editing-duration>
    <meta:editing-cycles>6</meta:editing-cycles>
    <meta:generator>LibreOffice/6.4.7.2$Linux_X86_64 LibreOffice_project/40$Build-2</meta:generator>
    <meta:document-statistic meta:table-count="1" meta:image-count="0" meta:object-count="0" meta:page-count="1" meta:paragraph-count="10" meta:word-count="55" meta:character-count="353" meta:non-whitespace-character-count="307"/>
  </office:meta>
</office:document-meta>
</file>